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808080" draw:fill="solid" draw:fill-color="#dddddd" draw:textarea-horizontal-align="justify" draw:textarea-vertical-align="middle" draw:auto-grow-height="false"/>
    </style:style>
    <style:style style:name="gr2" style:family="graphic" style:parent-style-name="standard">
      <style:graphic-properties svg:stroke-color="#808080" draw:fill="solid" draw:fill-color="#99ff66" draw:textarea-horizontal-align="justify" draw:textarea-vertical-align="middle" draw:auto-grow-height="false"/>
    </style:style>
    <style:style style:name="gr3" style:family="graphic" style:parent-style-name="standard">
      <style:graphic-properties svg:stroke-color="#808080" draw:fill="solid" draw:fill-color="#9999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8cm" fo:min-width="0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144cm" svg:height="6.858cm" svg:x="0.354cm" svg:y="2.64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749.4970112261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6.764cm" svg:height="4.064cm" svg:x="10.706cm" svg:y="1.908cm">
          <text:p/>
          <draw:enhanced-geometry svg:viewBox="0 0 21600 21600" draw:path-stretchpoint-x="10800" draw:path-stretchpoint-y="10800" draw:text-areas="?f3 ?f4 ?f5 ?f6" draw:type="round-rectangle" draw:modifiers="1235.581212280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6.764cm" svg:height="4.064cm" svg:x="10.707cm" svg:y="6.309cm">
          <text:p/>
          <draw:enhanced-geometry svg:viewBox="0 0 21600 21600" draw:path-stretchpoint-x="10800" draw:path-stretchpoint-y="10800" draw:text-areas="?f3 ?f4 ?f5 ?f6" draw:type="round-rectangle" draw:modifiers="1235.581212280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032cm" svg:height="0.92cm" svg:x="20.646cm" svg:y="18.096cm">
          <text:p text:style-name="P1">Data processing system</text:p>
          <draw:enhanced-geometry svg:viewBox="0 0 21600 21600" draw:path-stretchpoint-x="10800" draw:path-stretchpoint-y="10800" draw:text-areas="?f3 ?f4 ?f5 ?f6" draw:type="round-rectangle" draw:modifiers="1235.581212280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08cm" svg:height="0.919cm" svg:x="22.606cm" svg:y="19.112cm">
          <text:p text:style-name="P1">granula-profiler</text:p>
          <draw:enhanced-geometry svg:viewBox="0 0 21600 21600" draw:path-stretchpoint-x="10800" draw:path-stretchpoint-y="10800" draw:text-areas="?f3 ?f4 ?f5 ?f6" draw:type="round-rectangle" draw:modifiers="1235.581212280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032cm" svg:height="4.786cm" svg:x="1.404cm" svg:y="3.15cm">
          <text:p text:style-name="P1">System Mast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1235.581212280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632cm" svg:height="2.564cm" svg:x="11.58cm" svg:y="2.162cm">
          <text:p text:style-name="P1">System Worker A</text:p>
          <text:p text:style-name="P1"><text:span text:style-name="T1">(is a Linux process 1236)</text:span></text:p>
          <draw:enhanced-geometry svg:viewBox="0 0 21600 21600" draw:path-stretchpoint-x="10800" draw:path-stretchpoint-y="10800" draw:text-areas="?f3 ?f4 ?f5 ?f6" draw:type="round-rectangle" draw:modifiers="1235.581212280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896cm" svg:height="0.816cm" svg:x="1.486cm" svg:y="8.368cm">
          <text:p text:style-name="P2"><text:span text:style-name="T2">profiler-mast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235.581212280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5.532cm" svg:height="0.816cm" svg:x="11.7cm" svg:y="4.926cm">
          <text:p text:style-name="P2"><text:span text:style-name="T2">Profiler-worker (collects performance data)</text:span></text:p>
          <draw:enhanced-geometry svg:viewBox="0 0 21600 21600" draw:path-stretchpoint-x="10800" draw:path-stretchpoint-y="10800" draw:text-areas="?f3 ?f4 ?f5 ?f6" draw:type="round-rectangle" draw:modifiers="1235.581212280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632cm" svg:height="2.564cm" svg:x="11.581cm" svg:y="6.463cm">
          <text:p text:style-name="P1">System Worker C</text:p>
          <text:p text:style-name="P1"><text:span text:style-name="T1">(is a Linux process 1745)</text:span></text:p>
          <draw:enhanced-geometry svg:viewBox="0 0 21600 21600" draw:path-stretchpoint-x="10800" draw:path-stretchpoint-y="10800" draw:text-areas="?f3 ?f4 ?f5 ?f6" draw:type="round-rectangle" draw:modifiers="1235.581212280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5.531cm" svg:height="0.816cm" svg:x="11.701cm" svg:y="9.227cm">
          <text:p text:style-name="P2"><text:span text:style-name="T2">profiler-worker (collects performance data)</text:span></text:p>
          <draw:enhanced-geometry svg:viewBox="0 0 21600 21600" draw:path-stretchpoint-x="10800" draw:path-stretchpoint-y="10800" draw:text-areas="?f3 ?f4 ?f5 ?f6" draw:type="round-rectangle" draw:modifiers="1235.581212280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632cm" svg:height="2.564cm" svg:x="19.382cm" svg:y="2.164cm">
          <text:p text:style-name="P1">System Worker B</text:p>
          <text:p text:style-name="P1"><text:span text:style-name="T1">(is a Linux process 48413)</text:span></text:p>
          <draw:enhanced-geometry svg:viewBox="0 0 21600 21600" draw:path-stretchpoint-x="10800" draw:path-stretchpoint-y="10800" draw:text-areas="?f3 ?f4 ?f5 ?f6" draw:type="round-rectangle" draw:modifiers="1235.581212280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632cm" svg:height="2.564cm" svg:x="19.458cm" svg:y="6.41cm">
          <text:p text:style-name="P1">System Worker D</text:p>
          <text:p text:style-name="P1"><text:span text:style-name="T1">(is a Linux process 1369)</text:span></text:p>
          <draw:enhanced-geometry svg:viewBox="0 0 21600 21600" draw:path-stretchpoint-x="10800" draw:path-stretchpoint-y="10800" draw:text-areas="?f3 ?f4 ?f5 ?f6" draw:type="round-rectangle" draw:modifiers="1235.581212280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1.176cm" svg:y1="5.396cm" svg:x2="8.636cm" svg:y2="8.698cm">
          <text:p/>
        </draw:line>
        <draw:line draw:style-name="gr4" draw:text-style-name="P1" draw:layer="layout" svg:x1="11.176cm" svg:y1="9.714cm" svg:x2="8.636cm" svg:y2="8.952cm">
          <text:p/>
        </draw:line>
        <draw:custom-shape draw:style-name="gr5" draw:text-style-name="P1" draw:layer="layout" svg:width="1.778cm" svg:height="3.81cm" svg:x="4.218cm" svg:y="9.7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7.188cm" svg:height="5.334cm" svg:x="0.432cm" svg:y="14.032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3.139cm" svg:height="0.962cm" svg:x="0.54cm" svg:y="14.24cm">
          <draw:text-box>
            <text:p>Job-1284</text:p>
          </draw:text-box>
        </draw:frame>
        <draw:frame draw:style-name="gr8" draw:layer="layout" svg:width="4.621cm" svg:height="0.962cm" svg:x="1.877cm" svg:y="15.202cm">
          <draw:text-box>
            <text:p>hostA-1236.db</text:p>
          </draw:text-box>
        </draw:frame>
        <draw:frame draw:style-name="gr8" draw:layer="layout" svg:width="4.972cm" svg:height="0.962cm" svg:x="1.878cm" svg:y="16.002cm">
          <draw:text-box>
            <text:p>hostA-48413.db</text:p>
          </draw:text-box>
        </draw:frame>
        <draw:frame draw:style-name="gr8" draw:layer="layout" svg:width="4.621cm" svg:height="0.962cm" svg:x="1.878cm" svg:y="16.802cm">
          <draw:text-box>
            <text:p>hostB-1745.db</text:p>
          </draw:text-box>
        </draw:frame>
        <draw:frame draw:style-name="gr8" draw:layer="layout" svg:width="4.621cm" svg:height="0.962cm" svg:x="1.879cm" svg:y="17.602cm">
          <draw:text-box>
            <text:p>hostB-1369.db</text:p>
          </draw:text-box>
        </draw:frame>
        <draw:custom-shape draw:style-name="gr5" draw:text-style-name="P1" draw:layer="layout" svg:width="2.286cm" svg:height="1.524cm" svg:x="6.858cm" svg:y="15.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5.438cm" svg:height="0.962cm" svg:x="9.398cm" svg:y="15.302cm">
          <draw:text-box>
            <text:p>Summary Metrics</text:p>
          </draw:text-box>
        </draw:frame>
        <draw:frame draw:style-name="gr7" draw:layer="layout" svg:width="5.544cm" svg:height="0.962cm" svg:x="9.598cm" svg:y="16.002cm">
          <draw:text-box>
            <text:p>e.g. total cpu-time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16:13:44.619832260</meta:creation-date>
    <meta:generator>LibreOffice/4.2.8.2$Linux_X86_64 LibreOffice_project/420m0$Build-2</meta:generator>
    <dc:date>2016-01-14T16:55:02.863648151</dc:date>
    <meta:editing-duration>PT25S</meta:editing-duration>
    <meta:editing-cycles>3</meta:editing-cycles>
    <meta:document-statistic meta:object-count="48"/>
  </office:meta>
</office:document-meta>
</file>